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ffensive Weapon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lee (Mundan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teor Gauntl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ke Dust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sh Dag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cimi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ortswo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gswo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atswo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h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ndax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ttleax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atax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yfor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lbe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scyt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f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ai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hammer</text:p>
          </table:table-cell>
        </table:table-row>
        <table:table-row table:style-name="ro1">
          <table:table-cell/>
          <table:table-cell office:value-type="string" calcext:value-type="string">
            <text:p>Ranged (Mundan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r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una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urik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wing Da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wing Ax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wing Knif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l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omera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 / Launch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ngbo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ortbo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atbo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onhunter Bo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ve Bo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stol Crossbo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ossbo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vy Crossbo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eating Crossbo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llet Crossbo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ffsl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ffda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d-ba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ege / Stationa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eci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2T20:30:02.343000000</meta:creation-date>
    <dc:date>2022-07-22T20:50:21.735000000</dc:date>
    <meta:editing-duration>PT10M8S</meta:editing-duration>
    <meta:editing-cycles>2</meta:editing-cycles>
    <meta:generator>LibreOffice/6.4.2.2$Windows_X86_64 LibreOffice_project/4e471d8c02c9c90f512f7f9ead8875b57fcb1ec3</meta:generator>
    <meta:document-statistic meta:table-count="1" meta:cell-count="49" meta:object-count="0"/>
  </office:meta>
</office:document-meta>
</file>